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2-14_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14152" calcext:value-type="float">
            <text:p>-0,214152</text:p>
          </table:table-cell>
          <table:table-cell office:value-type="float" office:value="0.881999" calcext:value-type="float">
            <text:p>0,881999</text:p>
          </table:table-cell>
          <table:table-cell office:value-type="float" office:value="0.111598" calcext:value-type="float">
            <text:p>0,111598</text:p>
          </table:table-cell>
          <table:table-cell office:value-type="float" office:value="0.901341" calcext:value-type="float">
            <text:p>0,9013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14152" calcext:value-type="float">
            <text:p>-0,214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38659" calcext:value-type="float">
            <text:p>0,238659</text:p>
          </table:table-cell>
          <table:table-cell office:value-type="float" office:value="0.782016" calcext:value-type="float">
            <text:p>0,782016</text:p>
          </table:table-cell>
          <table:table-cell office:value-type="float" office:value="0.0787257" calcext:value-type="float">
            <text:p>0,0787257</text:p>
          </table:table-cell>
        </table:table-row>
        <table:table-row table:style-name="ro1">
          <table:table-cell office:value-type="float" office:value="0.881999" calcext:value-type="float">
            <text:p>0,881999</text:p>
          </table:table-cell>
          <table:table-cell office:value-type="float" office:value="0" calcext:value-type="float">
            <text:p>0</text:p>
          </table:table-cell>
          <table:table-cell office:value-type="float" office:value="0.238659" calcext:value-type="float">
            <text:p>0,238659</text:p>
          </table:table-cell>
          <table:table-cell office:value-type="float" office:value="1" calcext:value-type="float">
            <text:p>1</text:p>
          </table:table-cell>
          <table:table-cell office:value-type="float" office:value="0.470081" calcext:value-type="float">
            <text:p>0,470081</text:p>
          </table:table-cell>
          <table:table-cell office:value-type="float" office:value="0.879604" calcext:value-type="float">
            <text:p>0,879604</text:p>
          </table:table-cell>
        </table:table-row>
        <table:table-row table:style-name="ro1">
          <table:table-cell office:value-type="float" office:value="0.111598" calcext:value-type="float">
            <text:p>0,111598</text:p>
          </table:table-cell>
          <table:table-cell office:value-type="float" office:value="0" calcext:value-type="float">
            <text:p>0</text:p>
          </table:table-cell>
          <table:table-cell office:value-type="float" office:value="0.782016" calcext:value-type="float">
            <text:p>0,782016</text:p>
          </table:table-cell>
          <table:table-cell office:value-type="float" office:value="0.470081" calcext:value-type="float">
            <text:p>0,470081</text:p>
          </table:table-cell>
          <table:table-cell office:value-type="float" office:value="1" calcext:value-type="float">
            <text:p>1</text:p>
          </table:table-cell>
          <table:table-cell office:value-type="float" office:value="0.232459" calcext:value-type="float">
            <text:p>0,232459</text:p>
          </table:table-cell>
        </table:table-row>
        <table:table-row table:style-name="ro1">
          <table:table-cell office:value-type="float" office:value="0.901341" calcext:value-type="float">
            <text:p>0,901341</text:p>
          </table:table-cell>
          <table:table-cell office:value-type="float" office:value="0" calcext:value-type="float">
            <text:p>0</text:p>
          </table:table-cell>
          <table:table-cell office:value-type="float" office:value="0.0787257" calcext:value-type="float">
            <text:p>0,0787257</text:p>
          </table:table-cell>
          <table:table-cell office:value-type="float" office:value="0.879604" calcext:value-type="float">
            <text:p>0,879604</text:p>
          </table:table-cell>
          <table:table-cell office:value-type="float" office:value="0.232459" calcext:value-type="float">
            <text:p>0,2324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DT-19_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19006" calcext:value-type="float">
            <text:p>0,219006</text:p>
          </table:table-cell>
          <table:table-cell office:value-type="float" office:value="0.990671" calcext:value-type="float">
            <text:p>0,990671</text:p>
          </table:table-cell>
          <table:table-cell office:value-type="float" office:value="0.408739" calcext:value-type="float">
            <text:p>0,408739</text:p>
          </table:table-cell>
          <table:table-cell office:value-type="float" office:value="0.973775" calcext:value-type="float">
            <text:p>0,9737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9006" calcext:value-type="float">
            <text:p>0,2190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41006" calcext:value-type="float">
            <text:p>0,341006</text:p>
          </table:table-cell>
          <table:table-cell office:value-type="float" office:value="0.899795" calcext:value-type="float">
            <text:p>0,899795</text:p>
          </table:table-cell>
          <table:table-cell office:value-type="float" office:value="0.184585" calcext:value-type="float">
            <text:p>0,184585</text:p>
          </table:table-cell>
        </table:table-row>
        <table:table-row table:style-name="ro1">
          <table:table-cell office:value-type="float" office:value="0.990671" calcext:value-type="float">
            <text:p>0,990671</text:p>
          </table:table-cell>
          <table:table-cell office:value-type="float" office:value="0" calcext:value-type="float">
            <text:p>0</text:p>
          </table:table-cell>
          <table:table-cell office:value-type="float" office:value="0.341006" calcext:value-type="float">
            <text:p>0,341006</text:p>
          </table:table-cell>
          <table:table-cell office:value-type="float" office:value="1" calcext:value-type="float">
            <text:p>1</text:p>
          </table:table-cell>
          <table:table-cell office:value-type="float" office:value="0.510268" calcext:value-type="float">
            <text:p>0,510268</text:p>
          </table:table-cell>
          <table:table-cell office:value-type="float" office:value="0.954471" calcext:value-type="float">
            <text:p>0,954471</text:p>
          </table:table-cell>
        </table:table-row>
        <table:table-row table:style-name="ro1">
          <table:table-cell office:value-type="float" office:value="0.408739" calcext:value-type="float">
            <text:p>0,408739</text:p>
          </table:table-cell>
          <table:table-cell office:value-type="float" office:value="0" calcext:value-type="float">
            <text:p>0</text:p>
          </table:table-cell>
          <table:table-cell office:value-type="float" office:value="0.899795" calcext:value-type="float">
            <text:p>0,899795</text:p>
          </table:table-cell>
          <table:table-cell office:value-type="float" office:value="0.510268" calcext:value-type="float">
            <text:p>0,510268</text:p>
          </table:table-cell>
          <table:table-cell office:value-type="float" office:value="1" calcext:value-type="float">
            <text:p>1</text:p>
          </table:table-cell>
          <table:table-cell office:value-type="float" office:value="0.321136" calcext:value-type="float">
            <text:p>0,321136</text:p>
          </table:table-cell>
        </table:table-row>
        <table:table-row table:style-name="ro1">
          <table:table-cell office:value-type="float" office:value="0.973775" calcext:value-type="float">
            <text:p>0,973775</text:p>
          </table:table-cell>
          <table:table-cell office:value-type="float" office:value="0" calcext:value-type="float">
            <text:p>0</text:p>
          </table:table-cell>
          <table:table-cell office:value-type="float" office:value="0.184585" calcext:value-type="float">
            <text:p>0,184585</text:p>
          </table:table-cell>
          <table:table-cell office:value-type="float" office:value="0.954471" calcext:value-type="float">
            <text:p>0,954471</text:p>
          </table:table-cell>
          <table:table-cell office:value-type="float" office:value="0.321136" calcext:value-type="float">
            <text:p>0,321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2_17_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683882" calcext:value-type="float">
            <text:p>-0,683882</text:p>
          </table:table-cell>
          <table:table-cell office:value-type="float" office:value="0.0520048" calcext:value-type="float">
            <text:p>0,0520048</text:p>
          </table:table-cell>
          <table:table-cell office:value-type="float" office:value="-0.145963" calcext:value-type="float">
            <text:p>-0,145963</text:p>
          </table:table-cell>
          <table:table-cell office:value-type="float" office:value="0.569905" calcext:value-type="float">
            <text:p>0,5699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83882" calcext:value-type="float">
            <text:p>-0,6838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09642" calcext:value-type="float">
            <text:p>0,409642</text:p>
          </table:table-cell>
          <table:table-cell office:value-type="float" office:value="0.651118" calcext:value-type="float">
            <text:p>0,651118</text:p>
          </table:table-cell>
          <table:table-cell office:value-type="float" office:value="0.0704593" calcext:value-type="float">
            <text:p>0,0704593</text:p>
          </table:table-cell>
        </table:table-row>
        <table:table-row table:style-name="ro1">
          <table:table-cell office:value-type="float" office:value="0.0520048" calcext:value-type="float">
            <text:p>0,0520048</text:p>
          </table:table-cell>
          <table:table-cell office:value-type="float" office:value="0" calcext:value-type="float">
            <text:p>0</text:p>
          </table:table-cell>
          <table:table-cell office:value-type="float" office:value="0.409642" calcext:value-type="float">
            <text:p>0,409642</text:p>
          </table:table-cell>
          <table:table-cell office:value-type="float" office:value="1" calcext:value-type="float">
            <text:p>1</text:p>
          </table:table-cell>
          <table:table-cell office:value-type="float" office:value="0.533513" calcext:value-type="float">
            <text:p>0,533513</text:p>
          </table:table-cell>
          <table:table-cell office:value-type="float" office:value="0.0555519" calcext:value-type="float">
            <text:p>0,0555519</text:p>
          </table:table-cell>
        </table:table-row>
        <table:table-row table:style-name="ro1">
          <table:table-cell office:value-type="float" office:value="-0.145963" calcext:value-type="float">
            <text:p>-0,145963</text:p>
          </table:table-cell>
          <table:table-cell office:value-type="float" office:value="0" calcext:value-type="float">
            <text:p>0</text:p>
          </table:table-cell>
          <table:table-cell office:value-type="float" office:value="0.651118" calcext:value-type="float">
            <text:p>0,651118</text:p>
          </table:table-cell>
          <table:table-cell office:value-type="float" office:value="0.533513" calcext:value-type="float">
            <text:p>0,533513</text:p>
          </table:table-cell>
          <table:table-cell office:value-type="float" office:value="1" calcext:value-type="float">
            <text:p>1</text:p>
          </table:table-cell>
          <table:table-cell office:value-type="float" office:value="0.291638" calcext:value-type="float">
            <text:p>0,291638</text:p>
          </table:table-cell>
        </table:table-row>
        <table:table-row table:style-name="ro1">
          <table:table-cell office:value-type="float" office:value="0.569905" calcext:value-type="float">
            <text:p>0,569905</text:p>
          </table:table-cell>
          <table:table-cell office:value-type="float" office:value="0" calcext:value-type="float">
            <text:p>0</text:p>
          </table:table-cell>
          <table:table-cell office:value-type="float" office:value="0.0704593" calcext:value-type="float">
            <text:p>0,0704593</text:p>
          </table:table-cell>
          <table:table-cell office:value-type="float" office:value="0.0555519" calcext:value-type="float">
            <text:p>0,0555519</text:p>
          </table:table-cell>
          <table:table-cell office:value-type="float" office:value="0.291638" calcext:value-type="float">
            <text:p>0,2916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2-19_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94952" calcext:value-type="float">
            <text:p>-0,394952</text:p>
          </table:table-cell>
          <table:table-cell office:value-type="float" office:value="0.133019" calcext:value-type="float">
            <text:p>0,133019</text:p>
          </table:table-cell>
          <table:table-cell office:value-type="float" office:value="0.0865482" calcext:value-type="float">
            <text:p>0,0865482</text:p>
          </table:table-cell>
          <table:table-cell office:value-type="float" office:value="0.636233" calcext:value-type="float">
            <text:p>0,6362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94952" calcext:value-type="float">
            <text:p>-0,3949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6346" calcext:value-type="float">
            <text:p>0,156346</text:p>
          </table:table-cell>
          <table:table-cell office:value-type="float" office:value="0.69844" calcext:value-type="float">
            <text:p>0,69844</text:p>
          </table:table-cell>
          <table:table-cell office:value-type="float" office:value="0.212113" calcext:value-type="float">
            <text:p>0,212113</text:p>
          </table:table-cell>
        </table:table-row>
        <table:table-row table:style-name="ro1">
          <table:table-cell office:value-type="float" office:value="0.133019" calcext:value-type="float">
            <text:p>0,133019</text:p>
          </table:table-cell>
          <table:table-cell office:value-type="float" office:value="0" calcext:value-type="float">
            <text:p>0</text:p>
          </table:table-cell>
          <table:table-cell office:value-type="float" office:value="0.156346" calcext:value-type="float">
            <text:p>0,156346</text:p>
          </table:table-cell>
          <table:table-cell office:value-type="float" office:value="1" calcext:value-type="float">
            <text:p>1</text:p>
          </table:table-cell>
          <table:table-cell office:value-type="float" office:value="0.241571" calcext:value-type="float">
            <text:p>0,241571</text:p>
          </table:table-cell>
          <table:table-cell office:value-type="float" office:value="-0.304615" calcext:value-type="float">
            <text:p>-0,304615</text:p>
          </table:table-cell>
        </table:table-row>
        <table:table-row table:style-name="ro1">
          <table:table-cell office:value-type="float" office:value="0.0865482" calcext:value-type="float">
            <text:p>0,0865482</text:p>
          </table:table-cell>
          <table:table-cell office:value-type="float" office:value="0" calcext:value-type="float">
            <text:p>0</text:p>
          </table:table-cell>
          <table:table-cell office:value-type="float" office:value="0.69844" calcext:value-type="float">
            <text:p>0,69844</text:p>
          </table:table-cell>
          <table:table-cell office:value-type="float" office:value="0.241571" calcext:value-type="float">
            <text:p>0,241571</text:p>
          </table:table-cell>
          <table:table-cell office:value-type="float" office:value="1" calcext:value-type="float">
            <text:p>1</text:p>
          </table:table-cell>
          <table:table-cell office:value-type="float" office:value="0.371993" calcext:value-type="float">
            <text:p>0,371993</text:p>
          </table:table-cell>
        </table:table-row>
        <table:table-row table:style-name="ro1">
          <table:table-cell office:value-type="float" office:value="0.636233" calcext:value-type="float">
            <text:p>0,636233</text:p>
          </table:table-cell>
          <table:table-cell office:value-type="float" office:value="0" calcext:value-type="float">
            <text:p>0</text:p>
          </table:table-cell>
          <table:table-cell office:value-type="float" office:value="0.212113" calcext:value-type="float">
            <text:p>0,212113</text:p>
          </table:table-cell>
          <table:table-cell office:value-type="float" office:value="-0.304615" calcext:value-type="float">
            <text:p>-0,304615</text:p>
          </table:table-cell>
          <table:table-cell office:value-type="float" office:value="0.371993" calcext:value-type="float">
            <text:p>0,37199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5"/>
        </table:table-row>
        <table:table-row table:style-name="ro1">
          <table:table-cell table:formula="of:=([.A2]+[.A10]+[.A18]+[.A26])/4" office:value-type="float" office:value="1" calcext:value-type="float">
            <text:p>1</text:p>
          </table:table-cell>
          <table:table-cell table:formula="of:=([.B2]+[.B10]+[.B18]+[.B26])/4" office:value-type="float" office:value="0" calcext:value-type="float">
            <text:p>0</text:p>
          </table:table-cell>
          <table:table-cell table:formula="of:=([.C2]+[.C10]+[.C18]+[.C26])/4" office:value-type="float" office:value="-0.268495" calcext:value-type="float">
            <text:p>-0,268495</text:p>
          </table:table-cell>
          <table:table-cell table:formula="of:=([.D2]+[.D10]+[.D18]+[.D26])/4" office:value-type="float" office:value="0.51442345" calcext:value-type="float">
            <text:p>0,51442345</text:p>
          </table:table-cell>
          <table:table-cell table:formula="of:=([.E2]+[.E10]+[.E18]+[.E26])/4" office:value-type="float" office:value="0.11523055" calcext:value-type="float">
            <text:p>0,11523055</text:p>
          </table:table-cell>
          <table:table-cell table:formula="of:=([.F2]+[.F10]+[.F18]+[.F26])/4" office:value-type="float" office:value="0.7703135" calcext:value-type="float">
            <text:p>0,7703135</text:p>
          </table:table-cell>
        </table:table-row>
        <table:table-row table:style-name="ro1">
          <table:table-cell table:formula="of:=([.A3]+[.A11]+[.A19]+[.A27])/4" office:value-type="float" office:value="0" calcext:value-type="float">
            <text:p>0</text:p>
          </table:table-cell>
          <table:table-cell table:formula="of:=([.B3]+[.B11]+[.B19]+[.B27])/4" office:value-type="float" office:value="1" calcext:value-type="float">
            <text:p>1</text:p>
          </table:table-cell>
          <table:table-cell table:formula="of:=([.C3]+[.C11]+[.C19]+[.C27])/4" office:value-type="float" office:value="0" calcext:value-type="float">
            <text:p>0</text:p>
          </table:table-cell>
          <table:table-cell table:formula="of:=([.D3]+[.D11]+[.D19]+[.D27])/4" office:value-type="float" office:value="0" calcext:value-type="float">
            <text:p>0</text:p>
          </table:table-cell>
          <table:table-cell table:formula="of:=([.E3]+[.E11]+[.E19]+[.E27])/4" office:value-type="float" office:value="0" calcext:value-type="float">
            <text:p>0</text:p>
          </table:table-cell>
          <table:table-cell table:formula="of:=([.F3]+[.F11]+[.F19]+[.F27])/4" office:value-type="float" office:value="0" calcext:value-type="float">
            <text:p>0</text:p>
          </table:table-cell>
        </table:table-row>
        <table:table-row table:style-name="ro1">
          <table:table-cell table:formula="of:=([.A4]+[.A12]+[.A20]+[.A28])/4" office:value-type="float" office:value="-0.268495" calcext:value-type="float">
            <text:p>-0,268495</text:p>
          </table:table-cell>
          <table:table-cell table:formula="of:=([.B4]+[.B12]+[.B20]+[.B28])/4" office:value-type="float" office:value="0" calcext:value-type="float">
            <text:p>0</text:p>
          </table:table-cell>
          <table:table-cell table:formula="of:=([.C4]+[.C12]+[.C20]+[.C28])/4" office:value-type="float" office:value="1" calcext:value-type="float">
            <text:p>1</text:p>
          </table:table-cell>
          <table:table-cell table:formula="of:=([.D4]+[.D12]+[.D20]+[.D28])/4" office:value-type="float" office:value="0.28641325" calcext:value-type="float">
            <text:p>0,28641325</text:p>
          </table:table-cell>
          <table:table-cell table:formula="of:=([.E4]+[.E12]+[.E20]+[.E28])/4" office:value-type="float" office:value="0.75784225" calcext:value-type="float">
            <text:p>0,75784225</text:p>
          </table:table-cell>
          <table:table-cell table:formula="of:=([.F4]+[.F12]+[.F20]+[.F28])/4" office:value-type="float" office:value="0.13647075" calcext:value-type="float">
            <text:p>0,13647075</text:p>
          </table:table-cell>
        </table:table-row>
        <table:table-row table:style-name="ro1">
          <table:table-cell table:formula="of:=([.A5]+[.A13]+[.A21]+[.A29])/4" office:value-type="float" office:value="0.51442345" calcext:value-type="float">
            <text:p>0,51442345</text:p>
          </table:table-cell>
          <table:table-cell table:formula="of:=([.B5]+[.B13]+[.B21]+[.B29])/4" office:value-type="float" office:value="0" calcext:value-type="float">
            <text:p>0</text:p>
          </table:table-cell>
          <table:table-cell table:formula="of:=([.C5]+[.C13]+[.C21]+[.C29])/4" office:value-type="float" office:value="0.28641325" calcext:value-type="float">
            <text:p>0,28641325</text:p>
          </table:table-cell>
          <table:table-cell table:formula="of:=([.D5]+[.D13]+[.D21]+[.D29])/4" office:value-type="float" office:value="1" calcext:value-type="float">
            <text:p>1</text:p>
          </table:table-cell>
          <table:table-cell table:formula="of:=([.E5]+[.E13]+[.E21]+[.E29])/4" office:value-type="float" office:value="0.43885825" calcext:value-type="float">
            <text:p>0,43885825</text:p>
          </table:table-cell>
          <table:table-cell table:formula="of:=([.F5]+[.F13]+[.F21]+[.F29])/4" office:value-type="float" office:value="0.396252975" calcext:value-type="float">
            <text:p>0,396252975</text:p>
          </table:table-cell>
        </table:table-row>
        <table:table-row table:style-name="ro1">
          <table:table-cell table:formula="of:=([.A6]+[.A14]+[.A22]+[.A30])/4" office:value-type="float" office:value="0.11523055" calcext:value-type="float">
            <text:p>0,11523055</text:p>
          </table:table-cell>
          <table:table-cell table:formula="of:=([.B6]+[.B14]+[.B22]+[.B30])/4" office:value-type="float" office:value="0" calcext:value-type="float">
            <text:p>0</text:p>
          </table:table-cell>
          <table:table-cell table:formula="of:=([.C6]+[.C14]+[.C22]+[.C30])/4" office:value-type="float" office:value="0.75784225" calcext:value-type="float">
            <text:p>0,75784225</text:p>
          </table:table-cell>
          <table:table-cell table:formula="of:=([.D6]+[.D14]+[.D22]+[.D30])/4" office:value-type="float" office:value="0.43885825" calcext:value-type="float">
            <text:p>0,43885825</text:p>
          </table:table-cell>
          <table:table-cell table:formula="of:=([.E6]+[.E14]+[.E22]+[.E30])/4" office:value-type="float" office:value="1" calcext:value-type="float">
            <text:p>1</text:p>
          </table:table-cell>
          <table:table-cell table:formula="of:=([.F6]+[.F14]+[.F22]+[.F30])/4" office:value-type="float" office:value="0.3043065" calcext:value-type="float">
            <text:p>0,3043065</text:p>
          </table:table-cell>
        </table:table-row>
        <table:table-row table:style-name="ro1">
          <table:table-cell table:formula="of:=([.A7]+[.A15]+[.A23]+[.A31])/4" office:value-type="float" office:value="0.7703135" calcext:value-type="float">
            <text:p>0,7703135</text:p>
          </table:table-cell>
          <table:table-cell table:formula="of:=([.B7]+[.B15]+[.B23]+[.B31])/4" office:value-type="float" office:value="0" calcext:value-type="float">
            <text:p>0</text:p>
          </table:table-cell>
          <table:table-cell table:formula="of:=([.C7]+[.C15]+[.C23]+[.C31])/4" office:value-type="float" office:value="0.13647075" calcext:value-type="float">
            <text:p>0,13647075</text:p>
          </table:table-cell>
          <table:table-cell table:formula="of:=([.D7]+[.D15]+[.D23]+[.D31])/4" office:value-type="float" office:value="0.396252975" calcext:value-type="float">
            <text:p>0,396252975</text:p>
          </table:table-cell>
          <table:table-cell table:formula="of:=([.E7]+[.E15]+[.E23]+[.E31])/4" office:value-type="float" office:value="0.3043065" calcext:value-type="float">
            <text:p>0,3043065</text:p>
          </table:table-cell>
          <table:table-cell table:formula="of:=([.F7]+[.F15]+[.F23]+[.F31])/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0:13:09.315572097</meta:creation-date>
    <dc:date>2019-01-21T10:32:59.669833311</dc:date>
    <meta:editing-duration>PT19M48S</meta:editing-duration>
    <meta:editing-cycles>8</meta:editing-cycles>
    <meta:generator>LibreOffice/6.0.7.3$Linux_X86_64 LibreOffice_project/00m0$Build-3</meta:generator>
    <meta:document-statistic meta:table-count="1" meta:cell-count="191" meta:object-count="0"/>
  </office:meta>
</office:document-meta>
</file>